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0099ff" draw:textarea-horizontal-align="justify" draw:textarea-vertical-align="top" draw:auto-grow-height="false"/>
    </style:style>
    <style:style style:name="gr2" style:family="graphic" style:parent-style-name="standard">
      <style:graphic-properties draw:fill-color="#0099ff" draw:textarea-horizontal-align="justify" draw:textarea-vertical-align="bottom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9.271cm" svg:height="6.096cm" svg:x="8.747cm" svg:y="1.889cm">
          <text:p text:style-name="P1"><text:span text:style-name="T1">Temporary storage (memory)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0.033cm" svg:height="4.953cm" svg:x="7.985cm" svg:y="14.589cm">
          <text:p text:style-name="P1"><text:span text:style-name="T1">Persistent storag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.477cm" svg:height="13.589cm" svg:x="19.542cm" svg:y="5.445cm">
          <text:p text:style-name="P1"><text:span text:style-name="T1">Outpu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6.35cm" svg:height="3.683cm" svg:x="9.89cm" svg:y="9.382cm">
          <text:p text:style-name="P2">Microcontroller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2" xml:id="id8" draw:id="id8" draw:layer="layout" svg:width="5.207cm" svg:height="2.794cm" svg:x="20.431cm" svg:y="6.715cm">
          <text:p text:style-name="P2">Serial 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xml:id="id1" draw:id="id1" draw:layer="layout" svg:width="4.064cm" svg:height="3.683cm" svg:x="8.366cm" svg:y="14.843cm">
          <text:p text:style-name="P2">EEPROM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" draw:text-style-name="P2" xml:id="id3" draw:id="id3" draw:layer="layout" svg:width="4.064cm" svg:height="2.159cm" svg:x="11.033cm" svg:y="5.318cm">
          <text:p text:style-name="P2">SRAM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4" draw:text-style-name="P2" draw:layer="layout" draw:type="line" svg:x1="10.398cm" svg:y1="14.843cm" svg:x2="13.065cm" svg:y2="13.065cm" draw:start-shape="id1" draw:start-glue-point="5" draw:end-shape="id2" draw:end-glue-point="2" svg:d="m10398 14843 2667-1778">
          <text:p/>
        </draw:connector>
        <draw:connector draw:style-name="gr4" draw:text-style-name="P2" draw:layer="layout" draw:type="line" svg:x1="13.065cm" svg:y1="9.382cm" svg:x2="13.065cm" svg:y2="7.477cm" draw:start-shape="id2" draw:start-glue-point="0" draw:end-shape="id3" draw:end-glue-point="6" svg:d="m13065 9382v-1905">
          <text:p/>
        </draw:connector>
        <draw:custom-shape draw:style-name="gr3" draw:text-style-name="P2" xml:id="id4" draw:id="id4" draw:layer="layout" svg:width="4.064cm" svg:height="3.683cm" svg:x="13.065cm" svg:y="14.97cm">
          <text:p text:style-name="P2">Flash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4" draw:text-style-name="P2" draw:layer="layout" draw:type="line" svg:x1="15.097cm" svg:y1="14.97cm" svg:x2="13.065cm" svg:y2="13.065cm" draw:start-shape="id4" draw:start-glue-point="5" draw:end-shape="id2" draw:end-glue-point="2" svg:d="m15097 14970-2032-1905">
          <text:p/>
        </draw:connector>
        <draw:custom-shape draw:style-name="gr3" draw:text-style-name="P2" xml:id="id9" draw:id="id9" draw:layer="layout" svg:width="5.207cm" svg:height="2.794cm" svg:x="20.304cm" svg:y="9.89cm">
          <text:p text:style-name="P2">Digital Output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xml:id="id10" draw:id="id10" draw:layer="layout" svg:width="5.207cm" svg:height="2.794cm" svg:x="20.304cm" svg:y="13.065cm">
          <text:p text:style-name="P2">Analog Output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1" draw:text-style-name="P1" draw:layer="layout" svg:width="6.477cm" svg:height="13.589cm" svg:x="1.254cm" svg:y="5.445cm">
          <text:p text:style-name="P1"><text:span text:style-name="T1">Input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5.207cm" svg:height="2.794cm" svg:x="1.889cm" svg:y="6.715cm">
          <text:p text:style-name="P2">Serial port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xml:id="id6" draw:id="id6" draw:layer="layout" svg:width="5.207cm" svg:height="2.794cm" svg:x="1.889cm" svg:y="9.89cm">
          <text:p text:style-name="P2">Digital I/O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" draw:text-style-name="P2" xml:id="id7" draw:id="id7" draw:layer="layout" svg:width="5.207cm" svg:height="2.794cm" svg:x="1.889cm" svg:y="13.065cm">
          <text:p text:style-name="P2">Analog I/O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2" draw:layer="layout" svg:x1="7.096cm" svg:y1="8.112cm" svg:x2="9.89cm" svg:y2="11.223cm" draw:start-shape="id5" draw:start-glue-point="7" draw:end-shape="id2" draw:end-glue-point="3" svg:d="m7096 8112h1397v3111h1397">
          <text:p/>
        </draw:connector>
        <draw:connector draw:style-name="gr5" draw:text-style-name="P2" draw:layer="layout" svg:x1="7.096cm" svg:y1="11.287cm" svg:x2="9.89cm" svg:y2="11.223cm" draw:start-shape="id6" draw:start-glue-point="7" draw:end-shape="id2" draw:end-glue-point="3" svg:d="m7096 11287h1397v-64h1397">
          <text:p/>
        </draw:connector>
        <draw:connector draw:style-name="gr5" draw:text-style-name="P2" draw:layer="layout" svg:x1="7.096cm" svg:y1="14.462cm" svg:x2="9.89cm" svg:y2="11.223cm" draw:start-shape="id7" draw:start-glue-point="7" draw:end-shape="id2" draw:end-glue-point="3" svg:d="m7096 14462h1397v-3239h1397">
          <text:p/>
        </draw:connector>
        <draw:connector draw:style-name="gr5" draw:text-style-name="P2" draw:layer="layout" svg:x1="16.24cm" svg:y1="11.223cm" svg:x2="20.431cm" svg:y2="8.112cm" draw:start-shape="id2" draw:start-glue-point="1" draw:end-shape="id8" draw:end-glue-point="5" svg:d="m16240 11223h2096v-3111h2095">
          <text:p/>
        </draw:connector>
        <draw:connector draw:style-name="gr5" draw:text-style-name="P2" draw:layer="layout" svg:x1="16.24cm" svg:y1="11.223cm" svg:x2="20.304cm" svg:y2="11.287cm" draw:start-shape="id2" draw:start-glue-point="1" draw:end-shape="id9" draw:end-glue-point="5" svg:d="m16240 11223h2032v64h2032">
          <text:p/>
        </draw:connector>
        <draw:connector draw:style-name="gr5" draw:text-style-name="P2" draw:layer="layout" svg:x1="16.24cm" svg:y1="11.223cm" svg:x2="20.304cm" svg:y2="14.462cm" draw:start-shape="id2" draw:start-glue-point="1" draw:end-shape="id10" draw:end-glue-point="5" svg:d="m16240 11223h2032v3239h2032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11-06T00:43:15.12</meta:creation-date>
    <dc:date>2011-11-06T00:59:36.17</dc:date>
    <meta:editing-duration>PT16M27S</meta:editing-duration>
    <meta:editing-cycles>2</meta:editing-cycles>
    <meta:generator>LibreOffice/3.4$Win32 LibreOffice_project/340m1$Build-302</meta:generator>
    <meta:document-statistic meta:object-count="23"/>
  </office:meta>
</office:document-meta>
</file>